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 style:list-style-name="L1">
      <style:text-properties fo:font-size="18pt" style:font-size-asian="18pt" style:font-size-complex="18pt"/>
    </style:style>
    <style:style style:name="P6" style:family="paragraph" style:parent-style-name="Standard" style:list-style-name="L2">
      <style:text-properties fo:font-size="18pt" style:font-size-asian="18pt" style:font-size-complex="18pt"/>
    </style:style>
    <style:style style:name="P7" style:family="paragraph" style:parent-style-name="Standard" style:list-style-name="L3">
      <style:text-properties fo:font-size="18pt" style:font-size-asian="18pt" style:font-size-complex="18pt"/>
    </style:style>
    <style:style style:name="P8" style:family="paragraph" style:parent-style-name="Standard" style:list-style-name="L4">
      <style:text-properties fo:font-size="18pt" style:font-size-asian="18pt" style:font-size-complex="18pt"/>
    </style:style>
    <style:style style:name="P9" style:family="paragraph" style:parent-style-name="Standard" style:list-style-name="L5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tamo</text:p>
      <text:p text:style-name="P2">Version 0.0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Product description:</text:p>
      <text:p text:style-name="P1"><text:span text:style-name="T1">Tetamo</text:span> is a generic multi-platform software with enhanced user interface (UI) that provides high standards of user-experience (UX), transcends boundaries of web-based communication by using innovative technical, psychological, emotional and affective techniques in user-to-user web-based interaction.</text:p>
      <text:p text:style-name="P1"/>
      <text:p text:style-name="P10">Scope of work.</text:p>
      <text:list xml:id="list3016370037827274432" text:style-name="L1">
        <text:list-item>
          <text:p text:style-name="P5">Emo engine (core, input, output interfaces).</text:p>
        </text:list-item>
      </text:list>
      <text:list xml:id="list5250373747133372609" text:style-name="L5">
        <text:list-item>
          <text:p text:style-name="P9">Client-side implementation (JavaScript).</text:p>
        </text:list-item>
        <text:list-item>
          <text:p text:style-name="P9">Server-side implementation (C++/C#/Python/Java).</text:p>
        </text:list-item>
        <text:list-item>
          <text:p text:style-name="P9">Big data gathering/processing library.</text:p>
        </text:list-item>
      </text:list>
      <text:p text:style-name="P1"/>
      <text:list xml:id="list31262879" text:continue-list="list3016370037827274432" text:style-name="L1">
        <text:list-item>
          <text:p text:style-name="P5">Servers.</text:p>
          <text:list>
            <text:list-item>
              <text:p text:style-name="P5"><text:s/>API server.</text:p>
            </text:list-item>
            <text:list-item>
              <text:p text:style-name="P5">Content serving.</text:p>
              <text:p text:style-name="P5"/>
            </text:list-item>
          </text:list>
        </text:list-item>
        <text:list-item>
          <text:p text:style-name="P5">Clients.</text:p>
          <text:list>
            <text:list-item>
              <text:p text:style-name="P5">Web version.</text:p>
            </text:list-item>
          </text:list>
        </text:list-item>
      </text:list>
      <text:list xml:id="list8879983882348525457" text:style-name="L2">
        <text:list-item>
          <text:p text:style-name="P6">Chrome extension (will target major messagers-vk.com, google hangout, facebook).</text:p>
        </text:list-item>
        <text:list-item>
          <text:p text:style-name="P6">Simple chat.</text:p>
        </text:list-item>
        <text:list-item>
          <text:p text:style-name="P6">Content Delivery Networking website (custom scripts serving).</text:p>
        </text:list-item>
      </text:list>
      <text:p text:style-name="P1"><text:tab/></text:p>
      <text:list xml:id="list31272624" text:continue-list="list31262879" text:style-name="L1">
        <text:list-item>
          <text:list>
            <text:list-item>
              <text:p text:style-name="P5">Mobile apps.</text:p>
            </text:list-item>
          </text:list>
        </text:list-item>
      </text:list>
      <text:list xml:id="list367411827975597268" text:style-name="L4">
        <text:list-item>
          <text:p text:style-name="P8">Android (phone, tablet).</text:p>
        </text:list-item>
        <text:list-item>
          <text:p text:style-name="P8">IOS (phone, tablet).</text:p>
        </text:list-item>
      </text:list>
      <text:p text:style-name="P1"/>
      <text:list xml:id="list2472268454401666011" text:style-name="L3">
        <text:list-item>
          <text:p text:style-name="P7">Basic requirements.</text:p>
        </text:list-item>
        <text:list-item>
          <text:p text:style-name="P7">Additional requirements</text:p>
        </text:list-item>
      </text:list>
      <text:p text:style-name="P1"/>
      <text:p text:style-name="P11"><text:soft-page-break/>1. Roadwork.</text:p>
      <text:p text:style-name="P1"/>
      <text:p text:style-name="P1"><text:tab/>Versions 0.0.x.</text:p>
      <text:p text:style-name="P1"><text:tab/>Create client-side engine, couple of simple clients to experiment, showcase and gather user feedback. Start with chrome extension and chat.</text:p>
      <text:p text:style-name="P1"><text:tab/>Notes: Engine IO interfaces should be unified and improved in this task, thus ready for stable 0.1.0 version.</text:p>
      <text:p text:style-name="P1"/>
      <text:p text:style-name="P11">2. Simple requi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t Arutyunyan</meta:initial-creator>
    <meta:creation-date>2014-05-02T10:33:26.92</meta:creation-date>
    <dc:date>2014-05-02T11:12:04.50</dc:date>
    <dc:creator>Ashot Arutyunyan</dc:creator>
    <meta:editing-duration>PT37M59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3" meta:paragraph-count="28" meta:word-count="160" meta:character-count="1158"/>
  </office:meta>
</office:document-meta>
</file>